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2" style:family="graphic" style:parent-style-name="standard">
      <style:graphic-properties draw:stroke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001cm" fo:min-width="2.75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2.5cm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3d:scene draw:style-name="gr1" xml:id="id1" draw:id="id1" svg:width="3.5cm" svg:height="3.5cm" svg:x="8cm" svg:y="2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aw:custom-shape draw:style-name="gr3" draw:text-style-name="P1" xml:id="id2" draw:id="id2" draw:layer="layout" svg:width="4cm" svg:height="3cm" svg:x="15cm" svg:y="2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switched="true" draw:handle-range-y-minimum="0" draw:handle-range-y-maximum="21600" draw:handle-position="left $0" draw:handle-position-x="left" draw:handle-position-y="$0"/>
          </draw:enhanced-geometry>
        </draw:custom-shape>
        <draw:g draw:style-name="gr4" xml:id="id3" draw:id="id3">
          <dr3d:scene draw:style-name="gr1" svg:width="3.5cm" svg:height="3.5cm" svg:x="8.5cm" svg:y="9.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aw:custom-shape draw:style-name="gr5" draw:text-style-name="P1" draw:layer="layout" svg:width="4cm" svg:height="4cm" svg:x="15cm" svg:y="9.5cm">
            <text:p/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right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righ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5T12:04:09.005924800</meta:creation-date>
    <dc:date>2025-11-25T13:31:02.685097100</dc:date>
    <meta:editing-duration>PT3M36S</meta:editing-duration>
    <meta:editing-cycles>3</meta:editing-cycles>
    <meta:generator>LibreOfficeDev/26.2.0.0.alpha1$Windows_X86_64 LibreOffice_project/620$Build-0</meta:generator>
    <meta:document-statistic meta:object-count="30"/>
  </office:meta>
</office:document-meta>
</file>